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cm" fo:min-width="3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05cm" fo:min-width="4.1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865cm" fo:min-width="9.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78cm" fo:min-width="3.53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06cm" fo:min-width="3.60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8.2cm" svg:height="4.9cm" svg:x="5.9cm" svg:y="3.2cm">
          <text:p text:style-name="P1">Wykonuj w zakresie</text:p>
          <text:p text:style-name="P1">(10, 10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xml:id="id2" draw:id="id2" draw:layer="layout" draw:type="line" svg:x1="10cm" svg:y1="8.1cm" svg:x2="10cm" svg:y2="8.1cm" draw:start-shape="id1" draw:start-glue-point="6" draw:end-shape="id1" draw:end-glue-point="6" svg:d="M10000 8100z" svg:viewBox="0 0 1 1">
          <text:p/>
        </draw:connector>
        <draw:custom-shape draw:style-name="gr3" draw:text-style-name="P2" xml:id="id3" draw:id="id3" draw:layer="layout" svg:width="9.3cm" svg:height="4.6cm" svg:x="5.5cm" svg:y="9.4cm">
          <text:p text:style-name="P1">Jeśli liczba podzielna 6,</text:p>
          <text:p text:style-name="P1">reszta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0.6cm" svg:y1="6.3cm" svg:x2="10.15cm" svg:y2="9.4cm" draw:start-shape="id2" draw:start-glue-point="0" draw:end-shape="id3" draw:end-glue-point="4" svg:d="M10600 6300l-450 3100" svg:viewBox="0 0 451 3101">
          <text:p/>
        </draw:connector>
        <draw:connector draw:style-name="gr4" draw:text-style-name="P3" draw:layer="layout" draw:type="line" svg:x1="10.15cm" svg:y1="14cm" svg:x2="10.153cm" svg:y2="16.5cm" draw:start-shape="id3" draw:start-glue-point="6" draw:end-shape="id4" draw:end-glue-point="0" svg:d="M10150 14000l3 2500" svg:viewBox="0 0 4 2501">
          <text:p text:style-name="P1">Tak</text:p>
        </draw:connector>
        <draw:custom-shape draw:style-name="gr5" draw:text-style-name="P2" xml:id="id4" draw:id="id4" draw:layer="layout" svg:width="9.9cm" svg:height="2.115cm" draw:transform="skewX (0.403520123061089) translate (5.203cm 16.5cm)">
          <text:p text:style-name="P1">Wydrukuj liczby z </text:p>
          <text:p text:style-name="P1">przedziału spełniające warunek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5.7cm" svg:height="2.3cm" svg:x="7.1cm" svg:y="21.3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9.25cm" svg:y1="18.615cm" svg:x2="9.95cm" svg:y2="21.3cm" draw:start-shape="id4" draw:start-glue-point="2" draw:end-shape="id5" svg:d="M9250 18615v1342h700v1343" svg:viewBox="0 0 701 2686">
          <text:p/>
        </draw:connector>
        <draw:custom-shape draw:style-name="gr7" draw:text-style-name="P2" xml:id="id6" draw:id="id6" draw:layer="layout" svg:width="5.8cm" svg:height="2.2cm" svg:x="2.1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9cm" svg:y1="2.3cm" svg:x2="10cm" svg:y2="3.2cm" draw:start-shape="id6" draw:start-glue-point="10" draw:end-shape="id1" draw:end-glue-point="4" svg:d="M7900 2300l2100 900" svg:viewBox="0 0 210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0:39:59.382000000</meta:creation-date>
    <dc:date>2018-10-04T07:19:50.254551608</dc:date>
    <meta:editing-duration>PT11M46S</meta:editing-duration>
    <meta:editing-cycles>4</meta:editing-cycles>
    <meta:generator>LibreOffice/6.0.3.2$Linux_X86_64 LibreOffice_project/00m0$Build-2</meta:generator>
    <meta:document-statistic meta:object-count="10"/>
  </office:meta>
</office:document-meta>
</file>